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aramond" fo:font-size="32pt" fo:font-weight="bold" officeooo:rsid="000f26cc" officeooo:paragraph-rsid="000f26cc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5pt" fo:font-weight="bold" officeooo:rsid="000f4b9c" officeooo:paragraph-rsid="000f4b9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f4b9c" officeooo:paragraph-rsid="00111cc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11cc0" officeooo:paragraph-rsid="00111cc0" style:font-size-asian="12pt" style:font-weight-asian="normal" style:font-size-complex="12pt" style:font-weight-complex="normal"/>
    </style:style>
    <style:style style:name="P5" style:family="paragraph" style:parent-style-name="Footnote">
      <style:text-properties officeooo:rsid="00148d0d" officeooo:paragraph-rsid="00148d0d"/>
    </style:style>
    <style:style style:name="T1" style:family="text">
      <style:text-properties officeooo:rsid="00111cc0"/>
    </style:style>
    <style:style style:name="T2" style:family="text">
      <style:text-properties officeooo:rsid="00140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ISLAM DAN PLURALISME AGAMA</text:p>
      <text:p text:style-name="P1"/>
      <text:p text:style-name="P1"/>
      <text:p text:style-name="P1"/>
      <text:p text:style-name="P1"/>
      <text:p text:style-name="P1"/>
      <text:p text:style-name="P1"/>
      <text:p text:style-name="P2">Ayatullah Murtadha Mut<text:span text:style-name="T2">a</text:span>hhari</text:p>
      <text:p text:style-name="P2"/>
      <text:p text:style-name="P4">diterjemahkan ke Bahasa Inggirs </text:p>
      <text:p text:style-name="P3"><text:span text:style-name="T1">oleh </text:span>Sayyid Sulayman Ali Hasan</text:p>
      <text:p text:style-name="P3"/>
      <text:p text:style-name="P3">diterjemahkan <text:span text:style-name="T1">ke Bahasa Indonesia </text:span></text:p>
      <text:p text:style-name="P3">oleh Mohammad Fajar<text:note text:id="ftn0" text:note-class="footnote"><text:note-citation>1</text:note-citation><text:note-body><text:p text:style-name="P5">Email: <text:a xlink:type="simple" xlink:href="mailto:fajar.kasimbar@gmail.com" text:style-name="Internet_20_link" text:visited-style-name="Visited_20_Internet_20_Link">fajar.kasimbar@gmail.com</text:a> </text:p></text:note-body></text:not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1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distance-before-sep="1.1799in" style:distance-after-sep="0.3902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1:26:20.309000000</meta:creation-date>
    <dc:date>2020-06-30T12:08:45.523000000</dc:date>
    <meta:editing-duration>PT12M25S</meta:editing-duration>
    <meta:editing-cycles>6</meta:editing-cycles>
    <meta:generator>LibreOffice/6.2.4.2$Windows_x86 LibreOffice_project/2412653d852ce75f65fbfa83fb7e7b669a126d64</meta:generator>
    <meta:document-statistic meta:table-count="0" meta:image-count="0" meta:object-count="0" meta:page-count="1" meta:paragraph-count="7" meta:word-count="25" meta:character-count="203" meta:non-whitespace-character-count="181"/>
  </office:meta>
</office:document-meta>
</file>